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3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wb-poblacion-rural-peru-1960-2017" table:style-name="ta1">
        <table:shapes>
          <draw:frame draw:z-index="0" draw:style-name="gr1" draw:text-style-name="P1" svg:width="210.07mm" svg:height="113.69mm" svg:x="70.21mm" svg:y="18.59mm">
            <loext:p draw:notify-on-update-of-ranges="'wb-poblacion-rural-peru-1960-2017'.A2:'wb-poblacion-rural-peru-1960-2017'.A59 'wb-poblacion-rural-peru-1960-2017'.B1:'wb-poblacion-rural-peru-1960-2017'.B1 'wb-poblacion-rural-peru-1960-2017'.B2:'wb-poblacion-rural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BI Peru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571908062.07692" calcext:value-type="float">
            <text:p>2571908062.07692</text:p>
          </table:table-cell>
          <table:table-cell table:number-columns-repeated="6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899654840.36563" calcext:value-type="float">
            <text:p>2899654840.36563</text:p>
          </table:table-cell>
          <table:table-cell table:number-columns-repeated="6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286773187.87687" calcext:value-type="float">
            <text:p>3286773187.87687</text:p>
          </table:table-cell>
          <table:table-cell table:number-columns-repeated="6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600957771.15299" calcext:value-type="float">
            <text:p>3600957771.15299</text:p>
          </table:table-cell>
          <table:table-cell table:number-columns-repeated="6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356913870.23504" calcext:value-type="float">
            <text:p>4356913870.23504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166861068.42164" calcext:value-type="float">
            <text:p>5166861068.42164</text:p>
          </table:table-cell>
          <table:table-cell table:number-columns-repeated="6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113607728.15668" calcext:value-type="float">
            <text:p>6113607728.15668</text:p>
          </table:table-cell>
          <table:table-cell table:number-columns-repeated="6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204253758.57616" calcext:value-type="float">
            <text:p>6204253758.57616</text:p>
          </table:table-cell>
          <table:table-cell table:number-columns-repeated="6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736083835.22481" calcext:value-type="float">
            <text:p>5736083835.22481</text:p>
          </table:table-cell>
          <table:table-cell table:number-columns-repeated="6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420909789.63824" calcext:value-type="float">
            <text:p>6420909789.63824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432223176.77261" calcext:value-type="float">
            <text:p>7432223176.77261</text:p>
          </table:table-cell>
          <table:table-cell table:number-columns-repeated="6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289582883.50127" calcext:value-type="float">
            <text:p>8289582883.50127</text:p>
          </table:table-cell>
          <table:table-cell table:number-columns-repeated="6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189413409.01292" calcext:value-type="float">
            <text:p>9189413409.01292</text:p>
          </table:table-cell>
          <table:table-cell table:number-columns-repeated="6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994381894.7984" calcext:value-type="float">
            <text:p>10994381894.7984</text:p>
          </table:table-cell>
          <table:table-cell table:number-columns-repeated="6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858441211.2196" calcext:value-type="float">
            <text:p>13858441211.2196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877163792.1284" calcext:value-type="float">
            <text:p>16877163792.1284</text:p>
          </table:table-cell>
          <table:table-cell table:number-columns-repeated="6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947709379.6507" calcext:value-type="float">
            <text:p>15947709379.6507</text:p>
          </table:table-cell>
          <table:table-cell table:number-columns-repeated="6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4620386673.8544" calcext:value-type="float">
            <text:p>14620386673.8544</text:p>
          </table:table-cell>
          <table:table-cell table:number-columns-repeated="6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495779622.071" calcext:value-type="float">
            <text:p>12495779622.071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5962459447.2168" calcext:value-type="float">
            <text:p>15962459447.2168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134029179.6393" calcext:value-type="float">
            <text:p>18134029179.6393</text:p>
          </table:table-cell>
          <table:table-cell table:number-columns-repeated="6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1649137620.3055" calcext:value-type="float">
            <text:p>21649137620.3055</text:p>
          </table:table-cell>
          <table:table-cell table:number-columns-repeated="6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793496819.3379" calcext:value-type="float">
            <text:p>21793496819.3379</text:p>
          </table:table-cell>
          <table:table-cell table:number-columns-repeated="6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345624453.6916" calcext:value-type="float">
            <text:p>17345624453.6916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599660054.286" calcext:value-type="float">
            <text:p>17599660054.286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6548827018.2872" calcext:value-type="float">
            <text:p>16548827018.2872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5244232957.8759" calcext:value-type="float">
            <text:p>15244232957.8759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702298396.9717" calcext:value-type="float">
            <text:p>20702298396.9717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439408447.2288" calcext:value-type="float">
            <text:p>15439408447.2288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9559086.0343" calcext:value-type="float">
            <text:p>22499559086.0343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410386669.3609" calcext:value-type="float">
            <text:p>26410386669.3609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672122380.7687" calcext:value-type="float">
            <text:p>34672122380.7687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6139225287.9079" calcext:value-type="float">
            <text:p>36139225287.9079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158109999.4973" calcext:value-type="float">
            <text:p>35158109999.4973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882079766.8913" calcext:value-type="float">
            <text:p>44882079766.8913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3312793687.3836" calcext:value-type="float">
            <text:p>53312793687.3836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5252414130.3019" calcext:value-type="float">
            <text:p>55252414130.3019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8147522522.5225" calcext:value-type="float">
            <text:p>58147522522.5225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5501467877.381" calcext:value-type="float">
            <text:p>55501467877.381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187324567.883" calcext:value-type="float">
            <text:p>50187324567.883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744749133.213" calcext:value-type="float">
            <text:p>51744749133.213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2030158775.4055" calcext:value-type="float">
            <text:p>52030158775.4055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4777553515.0809" calcext:value-type="float">
            <text:p>54777553515.0809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8731030121.8671" calcext:value-type="float">
            <text:p>58731030121.8671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6768703497.5687" calcext:value-type="float">
            <text:p>66768703497.5687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6060606060.6061" calcext:value-type="float">
            <text:p>76060606060.6061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8643193061.748" calcext:value-type="float">
            <text:p>88643193061.748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2170981144.136" calcext:value-type="float">
            <text:p>102170981144.136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0550599815.441" calcext:value-type="float">
            <text:p>120550599815.441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0822986521.479" calcext:value-type="float">
            <text:p>120822986521.479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7528937028.778" calcext:value-type="float">
            <text:p>147528937028.778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1761737046.585" calcext:value-type="float">
            <text:p>171761737046.585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2648999090.082" calcext:value-type="float">
            <text:p>192648999090.082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217661645.509" calcext:value-type="float">
            <text:p>201217661645.509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080662205.002" calcext:value-type="float">
            <text:p>201080662205.002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9926516769.25" calcext:value-type="float">
            <text:p>189926516769.25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1639655121.33" calcext:value-type="float">
            <text:p>191639655121.33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1389272242.157" calcext:value-type="float">
            <text:p>211389272242.157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54:54.108923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4:57:09.234456346</dc:date>
    <meta:editing-duration>PT26M43S</meta:editing-duration>
    <meta:editing-cycles>11</meta:editing-cycles>
    <dc:creator>Huber Gilt</dc:cre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09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08cm" svg:height="11.37cm" xlink:href=".." xlink:type="simple" chart:class="chart:scatter" chart:style-name="ch1">
        <chart:title svg:x="6.545cm" svg:y="0.363cm" chart:style-name="ch2">
          <text:p>Año vs Producto Bruto Interno del Perú</text:p>
        </chart:title>
        <chart:subtitle svg:x="6.677cm" svg:y="1.369cm" chart:style-name="ch3">
          <text:p>Fuente Banco Mundia Periodo 1960 al 2017</text:p>
        </chart:subtitle>
        <chart:legend chart:legend-position="bottom" svg:x="5.496cm" svg:y="10.587cm" style:legend-expansion="wide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431cm" svg:y="2.279cm" svg:width="19.157cm" svg:height="7.1cm">
          <chartooo:coordinate-region svg:x="4.222cm" svg:y="2.478cm" svg:width="16.366cm" svg:height="6.254cm"/>
          <chart:axis chart:dimension="x" chart:name="primary-x" chart:style-name="ch6">
            <chart:title svg:x="10.661cm" svg:y="9.606cm" chart:style-name="ch7">
              <text:p>Año</text:p>
            </chart:title>
          </chart:axis>
          <chart:axis chart:dimension="y" chart:name="primary-y" chart:style-name="ch8">
            <chart:title svg:x="0.451cm" svg:y="8.334cm" chart:style-name="ch9">
              <text:p>Producto Bruto Interno en Dolares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163cm" svg:y="6.028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BI Peru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2571908062.07692">
                <text:p>2571908062.07692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2899654840.36563">
                <text:p>2899654840.3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3286773187.87687">
                <text:p>3286773187.87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3600957771.15299">
                <text:p>3600957771.1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4356913870.23504">
                <text:p>4356913870.2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166861068.42164">
                <text:p>5166861068.42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6113607728.15668">
                <text:p>6113607728.15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6204253758.57616">
                <text:p>6204253758.57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736083835.22481">
                <text:p>5736083835.2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6420909789.63824">
                <text:p>6420909789.63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7432223176.77261">
                <text:p>7432223176.7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8289582883.50127">
                <text:p>8289582883.50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9189413409.01292">
                <text:p>9189413409.01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10994381894.7984">
                <text:p>10994381894.7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13858441211.2196">
                <text:p>13858441211.2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16877163792.1284">
                <text:p>16877163792.1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15947709379.6507">
                <text:p>15947709379.6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14620386673.8544">
                <text:p>14620386673.8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12495779622.071">
                <text:p>12495779622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15962459447.2168">
                <text:p>15962459447.2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18134029179.6393">
                <text:p>18134029179.6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21649137620.3055">
                <text:p>21649137620.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21793496819.3379">
                <text:p>21793496819.3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17345624453.6916">
                <text:p>17345624453.6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17599660054.286">
                <text:p>17599660054.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16548827018.2872">
                <text:p>16548827018.2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15244232957.8759">
                <text:p>15244232957.8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20702298396.9717">
                <text:p>20702298396.9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15439408447.2288">
                <text:p>15439408447.2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22499559086.0343">
                <text:p>22499559086.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26410386669.3609">
                <text:p>26410386669.36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4672122380.7687">
                <text:p>34672122380.7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36139225287.9079">
                <text:p>36139225287.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35158109999.4973">
                <text:p>35158109999.4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44882079766.8913">
                <text:p>44882079766.8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53312793687.3836">
                <text:p>53312793687.3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55252414130.3019">
                <text:p>55252414130.3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58147522522.5225">
                <text:p>58147522522.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55501467877.381">
                <text:p>55501467877.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50187324567.883">
                <text:p>50187324567.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51744749133.213">
                <text:p>51744749133.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52030158775.4055">
                <text:p>52030158775.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54777553515.0809">
                <text:p>54777553515.0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58731030121.8671">
                <text:p>58731030121.8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6768703497.5687">
                <text:p>66768703497.5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76060606060.6061">
                <text:p>76060606060.6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88643193061.748">
                <text:p>88643193061.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102170981144.136">
                <text:p>102170981144.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120550599815.441">
                <text:p>120550599815.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120822986521.479">
                <text:p>120822986521.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147528937028.778">
                <text:p>147528937028.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171761737046.585">
                <text:p>171761737046.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192648999090.082">
                <text:p>192648999090.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201217661645.509">
                <text:p>201217661645.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201080662205.002">
                <text:p>201080662205.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189926516769.25">
                <text:p>189926516769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191639655121.33">
                <text:p>191639655121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211389272242.157">
                <text:p>211389272242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